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style:font-weight-complex="bold"/>
    </style:style>
    <style:style style:name="P6" style:family="paragraph" style:parent-style-name="Standard">
      <style:text-properties fo:color="#943634" fo:font-size="10.5pt" style:font-size-asian="10.5pt" style:font-size-complex="10.5pt"/>
    </style:style>
    <style:style style:name="P7" style:family="paragraph" style:parent-style-name="Normal">
      <style:paragraph-properties fo:margin-left="1.27cm" fo:margin-right="0cm" fo:text-indent="0cm" style:auto-text-indent="false">
        <style:tab-stops/>
      </style:paragraph-properties>
    </style:style>
    <style:style style:name="P8" style:family="paragraph" style:parent-style-name="Standard">
      <style:paragraph-properties fo:margin-left="2.501cm" fo:margin-right="0cm" fo:text-indent="1.251cm" style:auto-text-indent="false">
        <style:tab-stops/>
      </style:paragraph-properties>
    </style:style>
    <style:style style:name="P9" style:family="paragraph" style:parent-style-name="Standard">
      <style:paragraph-properties fo:margin-left="3.752cm" fo:margin-right="0cm" fo:text-indent="0cm" style:auto-text-indent="false">
        <style:tab-stops/>
      </style:paragraph-properties>
    </style:style>
    <style:style style:name="P10" style:family="paragraph" style:parent-style-name="Standard">
      <style:paragraph-properties fo:margin-left="1.251cm" fo:margin-right="0cm" fo:text-indent="1.263cm" style:auto-text-indent="false">
        <style:tab-stops/>
      </style:paragraph-properties>
    </style:style>
    <style:style style:name="P11" style:family="paragraph" style:parent-style-name="Standard" style:master-page-name="MP0">
      <style:paragraph-properties style:page-number="auto" fo:break-before="page"/>
      <style:text-properties fo:font-weight="bold" style:font-weight-asian="bold"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000000" style:font-name="FreeMono" fo:font-size="10.5pt" fo:font-weight="bold" style:font-size-asian="10.5pt" style:font-weight-asian="bold" style:font-name-complex="FreeMono" style:font-size-complex="10.5pt"/>
    </style:style>
    <style:style style:name="P14"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15" style:family="paragraph" style:parent-style-name="Standard">
      <style:text-properties fo:color="#000000" style:font-name="FreeMono" fo:font-size="10.5pt" style:font-size-asian="10.5pt" style:font-name-complex="FreeMono" style:font-size-complex="10.5pt"/>
    </style:style>
    <style:style style:name="P16" style:family="paragraph" style:parent-style-name="Standard">
      <style:text-properties fo:color="#000000" style:font-name="FreeMono" fo:font-size="10.5pt" style:font-size-asian="10.5pt" style:font-name-complex="FreeMono" style:font-size-complex="10.5pt" style:font-weight-complex="bold"/>
    </style:style>
    <style:style style:name="P17" style:family="paragraph" style:parent-style-name="Standard">
      <style:text-properties fo:color="#000000" style:font-name="FreeMono" fo:font-size="10.5pt" fo:language="en" fo:country="US" style:font-size-asian="10.5pt" style:font-name-complex="FreeMono" style:font-size-complex="10.5pt"/>
    </style:style>
    <style:style style:name="P18"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9" style:family="paragraph" style:parent-style-name="Standard">
      <style:text-properties fo:color="#000000" style:font-name="FreeMono" style:font-name-complex="FreeMono"/>
    </style:style>
    <style:style style:name="P20"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21" style:family="paragraph" style:parent-style-name="Standard">
      <style:text-properties fo:color="#000000" style:text-line-through-style="solid" style:font-name="FreeMono" fo:font-size="10.5pt" fo:font-weight="bold" style:font-size-asian="10.5pt" style:font-weight-asian="bold" style:font-name-complex="FreeMono" style:font-size-complex="10.5pt" style:font-weight-complex="bold"/>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3"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5"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6" style:family="paragraph" style:parent-style-name="Normal">
      <style:paragraph-properties fo:margin-left="1.27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font-weight="normal" style:font-name-asian="Times New Roman" style:font-size-asian="10.5pt" style:font-weight-asian="normal" style:font-name-complex="FreeMono" style:font-size-complex="10.5pt" style:font-weight-complex="normal"/>
    </style:style>
    <style:style style:name="T19" style:family="text">
      <style:text-properties fo:color="#000000" style:text-position="-33% 100%" style:font-name="FreeMono" fo:font-size="10.5pt" fo:language="en" fo:country="US" style:font-size-asian="10.5pt" style:font-name-complex="FreeMono" style:font-size-complex="10.5pt"/>
    </style:style>
    <style:style style:name="T20" style:family="text">
      <style:text-properties fo:color="#000000" style:text-line-through-style="none" style:font-name="FreeMono" fo:font-size="10.5pt" style:font-size-asian="10.5pt" style:font-name-complex="FreeMono" style:font-size-complex="10.5pt"/>
    </style:style>
    <style:style style:name="T21"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2" style:family="text">
      <style:text-properties fo:color="#000000" style:text-line-through-style="none" style:text-position="-33% 100%" style:font-name="FreeMono" fo:font-size="10.5pt" style:font-size-asian="10.5pt" style:font-name-complex="FreeMono" style:font-size-complex="10.5pt"/>
    </style:style>
    <style:style style:name="T23" style:family="text">
      <style:text-properties fo:color="#000000" style:text-line-through-style="solid" style:font-name="FreeMono" fo:font-size="10.5pt" fo:font-weight="bold" style:font-size-asian="10.5pt" style:font-weight-asian="bold" style:font-name-complex="FreeMono" style:font-size-complex="10.5pt" style:font-weight-complex="bold"/>
    </style:style>
    <style:style style:name="T24" style:family="text">
      <style:text-properties fo:color="#000000" style:text-line-through-style="solid" style:font-name="FreeMono" fo:font-size="10.5pt" style:font-size-asian="10.5pt" style:font-name-complex="FreeMono" style:font-size-complex="10.5pt"/>
    </style:style>
    <style:style style:name="T25" style:family="text">
      <style:text-properties fo:color="#000000" style:text-line-through-style="solid" style:font-name="FreeMono" fo:font-size="10.5pt" style:font-name-asian="Times New Roman" style:font-size-asian="10.5pt" style:font-name-complex="FreeMono" style:font-size-complex="10.5pt"/>
    </style:style>
    <style:style style:name="T26" style:family="text">
      <style:text-properties fo:color="#000000" style:text-line-through-style="solid" style:text-position="-33% 100%" style:font-name="FreeMono" fo:font-size="10.5pt"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5"/>
      <text:p text:style-name="P1">4.4. Gramática de atributos</text:p>
      <text:p text:style-name="P4">Gramática de atributos que formaliza la comprobación de las restricciones contextuales.</text:p>
      <text:p text:style-name="P1"/>
      <text:p text:style-name="P14"><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text:span></text:span><text:bookmark-end text:name="__DdeLink__21981_1730890738"/></text:p>
      <text:p text:style-name="P14"/>
      <text:p text:style-name="P14"><text:bookmark-start text:name="__DdeLink__12453_1948327631"/>Declaraciones → Declaraciones ; Declaracion</text:p>
      <text:p text:style-name="Standard"><text:span text:style-name="Fuente_20_de_20_párrafo_20_predeter."><text:span text:style-name="T4"><text:tab/>Declaracione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Declaracione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oft-page-break/><text:span text:style-name="Fuente_20_de_20_párrafo_20_predeter."><text:span text:style-name="T4"><text:tab/><text:tab/><text:tab/>Declaraciones1.ts[Declaracion.id].nivel=Declaraciones0.nh)</text:span></text:span></text:p>
      <text:p text:style-name="P7"><text:span text:style-name="Fuente_20_de_20_párrafo_20_predeter."><text:span text:style-name="T4">Declaraciones</text:span></text:span><text:span text:style-name="Fuente_20_de_20_párrafo_20_predeter."><text:span text:style-name="T16">o</text:span></text:span><text:span text:style-name="Fuente_20_de_20_párrafo_20_predeter."><text:span text:style-name="T4">.pend = </text:span></text:span></text:p>
      <text:p text:style-name="P7"><text:span text:style-name="Fuente_20_de_20_párrafo_20_predeter."><text:span text:style-name="T4"><text:tab/>Declaraciones</text:span></text:span><text:span text:style-name="Fuente_20_de_20_párrafo_20_predeter."><text:span text:style-name="T16">1</text:span></text:span><text:span text:style-name="Fuente_20_de_20_párrafo_20_predeter."><text:span text:style-name="T4">.pend unión </text:span></text:span></text:p>
      <text:p text:style-name="P7"><text:span text:style-name="Fuente_20_de_20_párrafo_20_predeter."><text:span text:style-name="T4"><text:tab/>Declaracion.pend –</text:span></text:span></text:p>
      <text:p text:style-name="P25"><text:tab/>(si (Declaracion.props.clase = tipo) </text:p>
      <text:p text:style-name="P25"><text:tab/><text:tab/>{Declaracion.id}</text:p>
      <text:p text:style-name="P7"><text:span text:style-name="Fuente_20_de_20_párrafo_20_predeter."><text:span text:style-name="T4"><text:tab/>sino </text:span></text:span><text:span text:style-name="Fuente_20_de_20_párrafo_20_predeter."><text:span text:style-name="T6">ⵁ)</text:span></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Standard"><text:span text:style-name="Fuente_20_de_20_párrafo_20_predeter."><text:span text:style-name="T4"/></text:span></text:p>
      <text:p text:style-name="P14">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15"><text:tab/>Declaracion.pend <text:tab/>= DeclaracionTipo.pend</text:p>
      <text:p text:style-name="P15"><text:bookmark-end text:name="__DdeLink__22042_1730890738"/></text:p>
      <text:p text:style-name="P14">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15"><text:tab/>Declaracion.pend <text:tab/>= DeclaracionVariable.pend</text:p>
      <text:p text:style-name="P15"><text:bookmark-end text:name="__DdeLink__22050_1730890738"/></text:p>
      <text:p text:style-name="P6"><text:span text:style-name="Fuente_20_de_20_párrafo_20_predeter."><text:span text:style-name="T12">Declaracion → DeclaracionProcedimiento</text:span></text:span></text:p>
      <text:p text:style-name="P6"><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6"><text:span text:style-name="Fuente_20_de_20_párrafo_20_predeter."><text:span text:style-name="T13"><text:tab/>Declaracion.pend <text:tab/>= DeclaracionProcedimiento.pend</text:span></text:span><text:bookmark-end text:name="__DdeLink__22054_1730890738"/></text:p>
      <text:p text:style-name="P6"><text:span text:style-name="Fuente_20_de_20_párrafo_20_predeter."><text:span text:style-name="T15"/></text:span></text:p>
      <text:p text:style-name="P14">DeclaracionTipo → tipo id = Tipo</text:p>
      <text:p text:style-name="P15"><text:bookmark-start text:name="__DdeLink__22062_1730890738"/><text:tab/>DeclaracionTipo.error <text:tab/>= </text:p>
      <text:p text:style-name="P15"><text:tab/><text:tab/>Tipo.error v </text:p>
      <text:p text:style-name="P15"><text:tab/><text:tab/>existeID(DeclaracionTipo.tsh, id.lex) v</text:p>
      <text:p text:style-name="P15"><text:tab/><text:tab/>¬existeRef(DeclaracionTipo.tsh,Tipo.tipo)</text:p>
      <text:p text:style-name="P15"><text:tab/>DeclaracionTipo.pend <text:tab/>= Tipo.pend</text:p>
      <text:p text:style-name="P15"><text:bookmark-end text:name="__DdeLink__22062_1730890738"/></text:p>
      <text:p text:style-name="P14">DeclaraciónVarible → id : Tipo</text:p>
      <text:p text:style-name="P15"><text:bookmark-start text:name="__DdeLink__22068_1730890738"/><text:tab/>DeclaracionVariable.error <text:tab/>= </text:p>
      <text:p text:style-name="P15"><text:tab/><text:tab/>Tipo.error v </text:p>
      <text:p text:style-name="P15"><text:tab/><text:tab/>existeID(DeclaracionVariable.tsh, id.lex) v <text:tab/><text:tab/><text:tab/><text:tab/><text:tab/><text:tab/>¬existeRef(DeclaracionVariable.tsh,Tipo.tipo)</text:p>
      <text:p text:style-name="P15"><text:tab/>DeclaracionVariable.pend <text:tab/>= Tipo.pend</text:p>
      <text:p text:style-name="P15"><text:bookmark-end text:name="__DdeLink__22068_1730890738"/></text:p>
      <text:p text:style-name="P6"><text:span text:style-name="Fuente_20_de_20_párrafo_20_predeter."><text:span text:style-name="T12">DeclaracionProcedimiento → procedure id FParametros Bloque</text:span></text:span></text:p>
      <text:p text:style-name="P6"><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6"><text:span text:style-name="Fuente_20_de_20_párrafo_20_predeter."><text:span text:style-name="T13"><text:tab/><text:tab/>FParametros.error v </text:span></text:span></text:p>
      <text:p text:style-name="P6"><text:span text:style-name="Fuente_20_de_20_párrafo_20_predeter."><text:span text:style-name="T13"><text:tab/><text:tab/>Bloque.error v </text:span></text:span></text:p>
      <text:p text:style-name="P6"><text:span text:style-name="Fuente_20_de_20_párrafo_20_predeter."><text:span text:style-name="T13"><text:tab/><text:tab/>(existeID(FParametros.ts, id.lex) <text:s/></text:span></text:span><text:span text:style-name="Fuente_20_de_20_párrafo_20_predeter."><text:span text:style-name="T14">٨ </text:span></text:span></text:p>
      <text:p text:style-name="P6"><text:span text:style-name="Fuente_20_de_20_párrafo_20_predeter."><text:span text:style-name="T14"><text:tab/><text:tab/><text:tab/>FParametros.ts[id.lex].nivel=DeclaracionProcedimiento.nh+1)</text:span></text:span></text:p>
      <text:p text:style-name="P6"><text:span text:style-name="Fuente_20_de_20_párrafo_20_predeter."><text:span text:style-name="T14"><text:tab/>DeclaracionProcedimiento.pend = Bloque.pend</text:span></text:span><text:bookmark-end text:name="__DdeLink__22079_1730890738"/></text:p>
      <text:p text:style-name="P6"><text:span text:style-name="Fuente_20_de_20_párrafo_20_predeter."><text:span text:style-name="T12"/></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oft-page-break/><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8_1948327631"/><text:bookmark-start text:name="__DdeLink__12455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8_1948327631"/><text:bookmark-end text:name="__DdeLink__12455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6"><text:span text:style-name="Fuente_20_de_20_párrafo_20_predeter."><text:span text:style-name="T12">FParametro → Tipo id</text:span></text:span></text:p>
      <text:p text:style-name="P15"><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16"><text:bookmark-start text:name="__DdeLink__22155_1730890738"/><text:tab/>Tipo.error <text:tab/>= <text:s/><text:tab/>si existeID(Tipo.tsh,id.lex)</text:p>
      <text:p text:style-name="P16"><text:tab/><text:tab/><text:tab/><text:tab/><text:tab/>Tipo.tsh[id.lex].clase != tipo</text:p>
      <text:p text:style-name="P16"><text:tab/><text:tab/> <text:s text:c="7"/><text:tab/>sino </text:p>
      <text:p text:style-name="P8"><text:span text:style-name="Fuente_20_de_20_párrafo_20_predeter."><text:span text:style-name="T5"><text:tab/><text:tab/>false</text:span></text:span><text:span text:style-name="Fuente_20_de_20_párrafo_20_predeter."><text:span text:style-name="T3"><text:tab/><text:tab/></text:span></text:span></text:p>
      <text:p text:style-name="P16"><text:tab/>Tipo.pend <text:tab/>= <text:s/><text:tab/>si (¬existeID(Tipo.tsh,id.lex))</text:p>
      <text:p text:style-name="P16"><text:tab/><text:tab/><text:tab/><text:tab/><text:tab/>{id.lex}</text:p>
      <text:p text:style-name="P16"><text:tab/><text:tab/> <text:s text:c="7"/><text:tab/>sino </text:p>
      <text:p text:style-name="P9"><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14">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14">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14">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14"/>
      <text:p text:style-name="P14">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14"/>
      <text:p text:style-name="P14">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14">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17"><text:tab/>Tipo.pend <text:tab/>= Campos.pend<text:bookmark-end text:name="__DdeLink__22169_1730890738"/></text:p>
      <text:p text:style-name="P14">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15"/>
      <text:p text:style-name="P14"><text:bookmark-start text:name="__DdeLink__12466_1948327631"/><text:bookmark-start text:name="__DdeLink__12462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oft-page-break/><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14">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15"><text:tab/>Campos.pend <text:tab/>= Campo.pend<text:bookmark-end text:name="__DdeLink__12466_1948327631"/><text:bookmark-end text:name="__DdeLink__12462_1948327631"/></text:p>
      <text:p text:style-name="P14">Campo → id : Tipo</text:p>
      <text:p text:style-name="P22"><text:bookmark-start text:name="__DdeLink__22655_1730890738"/>Campo.error <text:tab/>= Tipo.error v ¬existeRef(Campo.tsh , Tipo.tipo)</text:p>
      <text:p text:style-name="P23">Campo.pend <text:tab/><text:tab/>= Tipo.pend<text:bookmark-end text:name="__DdeLink__22655_1730890738"/></text:p>
      <text:p text:style-name="P23"/>
      <text:p text:style-name="P24"/>
      <text:p text:style-name="P20"><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20"><text:tab/>Instrucciones</text:span></text:span><text:span text:style-name="Fuente_20_de_20_párrafo_20_predeter."><text:span text:style-name="T22">o</text:span></text:span><text:span text:style-name="Fuente_20_de_20_párrafo_20_predeter."><text:span text:style-name="T20">.error <text:tab/>= Instrucciones</text:span></text:span><text:span text:style-name="Fuente_20_de_20_párrafo_20_predeter."><text:span text:style-name="T22">1</text:span></text:span><text:span text:style-name="Fuente_20_de_20_párrafo_20_predeter."><text:span text:style-name="T20">.error v Instrucción.error</text:span></text:span></text:p>
      <text:p text:style-name="Standard"><text:span text:style-name="Fuente_20_de_20_párrafo_20_predeter."><text:span text:style-name="T20"><text:tab/>Instruccion.tsh <text:tab/><text:tab/>= Instrucciones</text:span></text:span><text:span text:style-name="Fuente_20_de_20_párrafo_20_predeter."><text:span text:style-name="T22">1</text:span></text:span><text:span text:style-name="Fuente_20_de_20_párrafo_20_predeter."><text:span text:style-name="T20">.tsh = Instrucciónes</text:span></text:span><text:span text:style-name="Fuente_20_de_20_párrafo_20_predeter."><text:span text:style-name="T22">o</text:span></text:span><text:span text:style-name="Fuente_20_de_20_párrafo_20_predeter."><text:span text:style-name="T20">.tsh</text:span></text:span></text:p>
      <text:p text:style-name="P20"/>
      <text:p text:style-name="P20">Instrucciones → Instrucción</text:p>
      <text:p text:style-name="Standard"><text:span text:style-name="Fuente_20_de_20_párrafo_20_predeter."><text:span text:style-name="T21"><text:tab/></text:span></text:span><text:span text:style-name="Fuente_20_de_20_párrafo_20_predeter."><text:span text:style-name="T20">Instrucciones.error <text:tab/>= Instrucción.error</text:span></text:span></text:p>
      <text:p text:style-name="Standard"><text:span text:style-name="Fuente_20_de_20_párrafo_20_predeter."><text:span text:style-name="T21"><text:tab/></text:span></text:span><text:span text:style-name="Fuente_20_de_20_párrafo_20_predeter."><text:span text:style-name="T20">Instrucción.tsh <text:tab/><text:tab/>= Instrucciones.tsh</text:span></text:span><text:bookmark-end text:name="__DdeLink__12470_1948327631"/><text:bookmark-end text:name="__DdeLink__20341_213522392"/><text:bookmark-end text:name="__DdeLink__20809_213522392"/></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14"/>
      <text:p text:style-name="P14">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15"><text:tab/>InsLectura.tsh <text:tab/><text:tab/>= Instrucción.tsh<text:bookmark-end text:name="__DdeLink__20832_213522392"/></text:p>
      <text:p text:style-name="P14"/>
      <text:p text:style-name="P14">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15"><text:tab/>InsEscritura.tsh <text:tab/>= Instrucción.tsh<text:bookmark-end text:name="__DdeLink__20834_213522392"/></text:p>
      <text:p text:style-name="P14"/>
      <text:p text:style-name="P14">Instrucción → InsAsignacion</text:p>
      <text:p text:style-name="P15"><text:bookmark-start text:name="__DdeLink__20838_213522392"/><text:tab/>Instrucción.error <text:tab/>= InsAsignacion.error <text:s/></text:p>
      <text:p text:style-name="P15"><text:tab/>InsAsignacion.tsh <text:tab/>= Instrucción.tsh<text:bookmark-end text:name="__DdeLink__20838_213522392"/></text:p>
      <text:p text:style-name="P14"/>
      <text:p text:style-name="P14">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15"><text:tab/>InsCompuesta.tsh <text:tab/>= Instrucción.tsh<text:bookmark-end text:name="__DdeLink__20840_213522392"/></text:p>
      <text:p text:style-name="P14"/>
      <text:p text:style-name="P14">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15"><text:tab/>InsIf.tsh <text:tab/><text:tab/><text:tab/>= Instrucción.tsh<text:bookmark-end text:name="__DdeLink__20842_213522392"/></text:p>
      <text:p text:style-name="P14"/>
      <text:p text:style-name="P14">Instrucción → InsWhile</text:p>
      <text:p text:style-name="P15"><text:bookmark-start text:name="__DdeLink__20844_213522392"/><text:tab/>Instrucción.error <text:tab/>= InsWhile.error</text:p>
      <text:p text:style-name="P15"><text:tab/>InsWhile.tsh <text:tab/><text:tab/>= Instrucción.tsh<text:bookmark-end text:name="__DdeLink__20844_213522392"/></text:p>
      <text:p text:style-name="P13"/>
      <text:p text:style-name="P13">Instrucción → InsFor</text:p>
      <text:p text:style-name="P15"><text:bookmark-start text:name="__DdeLink__20846_213522392"/><text:tab/>Instrucción.error <text:tab/>= InsFor.error</text:p>
      <text:p text:style-name="P15"><text:tab/>InsFor.tsh <text:tab/><text:tab/><text:tab/>= Instrucción.tsh<text:bookmark-end text:name="__DdeLink__20846_213522392"/></text:p>
      <text:p text:style-name="P14"/>
      <text:p text:style-name="P14">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14"/>
      <text:p text:style-name="P14">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oft-page-break/><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text:span></text:span><text:span text:style-name="Fuente_20_de_20_párrafo_20_predeter."><text:span text:style-name="T17">o</text:span></text:span><text:span text:style-name="Fuente_20_de_20_párrafo_20_predeter."><text:span text:style-name="T8">.nparametros &gt; | LAParametros</text:span></text:span><text:span text:style-name="Fuente_20_de_20_párrafo_20_predeter."><text:span text:style-name="T17">o</text:span></text:span><text:span text:style-name="Fuente_20_de_20_párrafo_20_predeter."><text:span text:style-name="T8">.fparametrosh | <text:s/>v</text:span></text:span></text:p>
      <text:p text:style-name="Standard"><text:span text:style-name="Fuente_20_de_20_párrafo_20_predeter."><text:span text:style-name="T8"><text:tab/><text:tab/>(LAParemtros</text:span></text:span><text:span text:style-name="Fuente_20_de_20_párrafo_20_predeter."><text:span text:style-name="T17">o</text:span></text:span><text:span text:style-name="Fuente_20_de_20_párrafo_20_predeter."><text:span text:style-name="T8">.fparametrosh[LAParemetros</text:span></text:span><text:span text:style-name="Fuente_20_de_20_párrafo_20_predeter."><text:span text:style-name="T17">o</text:span></text:span><text:span text:style-name="Fuente_20_de_20_párrafo_20_predeter."><text:span text:style-name="T8">.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text:span></text:span><text:span text:style-name="Fuente_20_de_20_párrafo_20_predeter."><text:span text:style-name="T18">o</text:span></text:span><text:span text:style-name="Fuente_20_de_20_párrafo_20_predeter."><text:span text:style-name="T9">.fparametrosh[LAParametros</text:span></text:span><text:span text:style-name="Fuente_20_de_20_párrafo_20_predeter."><text:span text:style-name="T18">o</text:span></text:span><text:span text:style-name="Fuente_20_de_20_párrafo_20_predeter."><text:span text:style-name="T9">.nparametros].tipo,</text:span></text:span></text:p>
      <text:p text:style-name="Standard"><text:span text:style-name="Fuente_20_de_20_párrafo_20_predeter."><text:span text:style-name="T9"><text:tab/><text:tab/><text:tab/><text:tab/><text:tab/><text:tab/>Expresion.tipo, LAParametros</text:span></text:span><text:span text:style-name="Fuente_20_de_20_párrafo_20_predeter."><text:span text:style-name="T18">o</text:span></text:span><text:span text:style-name="Fuente_20_de_20_párrafo_20_predeter."><text:span text:style-name="T9">.tsh)</text:span></text:span></text:p>
      <text:p text:style-name="Standard"><text:span text:style-name="Fuente_20_de_20_párrafo_20_predeter."><text:span text:style-name="T9"><text:tab/>LAParametros</text:span></text:span><text:span text:style-name="Fuente_20_de_20_párrafo_20_predeter."><text:span text:style-name="T18">1</text:span></text:span><text:span text:style-name="Fuente_20_de_20_párrafo_20_predeter."><text:span text:style-name="T9">.tsh <text:tab/><text:tab/>= Expresion.tsh = LAParemtros</text:span></text:span><text:span text:style-name="Fuente_20_de_20_párrafo_20_predeter."><text:span text:style-name="T18">o</text:span></text:span><text:span text:style-name="Fuente_20_de_20_párrafo_20_predeter."><text:span text:style-name="T9">.tsh</text:span></text:span></text:p>
      <text:p text:style-name="Standard"><text:span text:style-name="Fuente_20_de_20_párrafo_20_predeter."><text:span text:style-name="T9"><text:tab/>LAParametros</text:span></text:span><text:span text:style-name="Fuente_20_de_20_párrafo_20_predeter."><text:span text:style-name="T18">o</text:span></text:span><text:span text:style-name="Fuente_20_de_20_párrafo_20_predeter."><text:span text:style-name="T9">.nparametros <text:tab/>= LAParemetros</text:span></text:span><text:span text:style-name="Fuente_20_de_20_párrafo_20_predeter."><text:span text:style-name="T18">1</text:span></text:span><text:span text:style-name="Fuente_20_de_20_párrafo_20_predeter."><text:span text:style-name="T9">.nparametros +1</text:span></text:span></text:p>
      <text:p text:style-name="Standard"><text:span text:style-name="Fuente_20_de_20_párrafo_20_predeter."><text:span text:style-name="T9"><text:tab/>LAParametros</text:span></text:span><text:span text:style-name="Fuente_20_de_20_párrafo_20_predeter."><text:span text:style-name="T18">1</text:span></text:span><text:span text:style-name="Fuente_20_de_20_párrafo_20_predeter."><text:span text:style-name="T9">.fparametrosh <text:tab/>= LAParametros</text:span></text:span><text:span text:style-name="Fuente_20_de_20_párrafo_20_predeter."><text:span text:style-name="T18">o</text:span></text:span><text:span text:style-name="Fuente_20_de_20_párrafo_20_predeter."><text:span text:style-name="T9">.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h | = 0 v</text:span></text:span></text:p>
      <text:p text:style-name="Standard"><text:span text:style-name="Fuente_20_de_20_párrafo_20_predeter."><text:span text:style-name="T8"><text:tab/><text:tab/>(LAParametros.fparametrosh[1].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tsh <text:tab/><text:tab/><text:tab/>= LAParams.tsh</text:span></text:span></text:p>
      <text:p text:style-name="Standard"><text:span text:style-name="Fuente_20_de_20_párrafo_20_predeter."><text:span text:style-name="T9"><text:tab/>LAParams.nparams <text:tab/>= 1</text:span></text:span><text:bookmark-end text:name="__DdeLink__14731_1844718597"/></text:p>
      <text:p text:style-name="P14"><text:bookmark-end text:name="__DdeLink__12474_1948327631"/></text:p>
      <text:p text:style-name="P18">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14">InsEscritura → out(Expresion)</text:p>
      <text:p text:style-name="P15"><text:tab/><text:bookmark-start text:name="__DdeLink__28789_213522392"/>InsEscritura.error <text:tab/>= (Expresion.tipo = error)<text:bookmark-end text:name="__DdeLink__28789_213522392"/></text:p>
      <text:p text:style-name="P15"/>
      <text:p text:style-name="P14">InsAsignación → Mem := Expresión</text:p>
      <text:p text:style-name="P15"><text:tab/><text:bookmark-start text:name="__DdeLink__28795_213522392"/>InsAsignacion.error <text:tab/>= </text:p>
      <text:p text:style-name="P15"><text:tab/><text:tab/>¬ esCompatible(Mem.tipo, Expresion.tipo, InsAsignacion.tsh)<text:bookmark-end text:name="__DdeLink__28795_213522392"/></text:p>
      <text:p text:style-name="P15"><text:tab/><text:bookmark-start text:name="__DdeLink__28792_213522392"/>Expresion.tsh <text:tab/><text:tab/>= Mem.tsh = InsAsignacion.tsh<text:bookmark-end text:name="__DdeLink__28792_213522392"/></text:p>
      <text:p text:style-name="P14"/>
      <text:p text:style-name="P14">InsCompuesta → { Instrucciones }</text:p>
      <text:p text:style-name="P15"><text:tab/><text:bookmark-start text:name="__DdeLink__28800_213522392"/>InsCompuesta.error <text:s/><text:tab/>= Instrucciones.error<text:bookmark-end text:name="__DdeLink__28800_213522392"/></text:p>
      <text:p text:style-name="P15"><text:bookmark-start text:name="__DdeLink__28797_213522392"/><text:tab/>Instrucciones.tsh <text:tab/>= InsCompuesta.tsh<text:bookmark-end text:name="__DdeLink__28797_213522392"/></text:p>
      <text:p text:style-name="P14"/>
      <text:p text:style-name="P18">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15"><text:tab/><text:bookmark-start text:name="__DdeLink__28806_213522392"/>Pelse.tsh <text:tab/><text:tab/>= Instrucción.tsh = Expresion.tsh =InsIf.tsh<text:bookmark-end text:name="__DdeLink__28806_213522392"/></text:p>
      <text:p text:style-name="P15"/>
      <text:p text:style-name="P14">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15"><text:tab/>Instrucción.tsh <text:tab/>= Pelse.tsh</text:p>
      <text:p text:style-name="P15"/>
      <text:p text:style-name="Standard"><text:soft-page-break/><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14"/>
      <text:p text:style-name="P14">InsWhile → while Expresion do Instrucción</text:p>
      <text:p text:style-name="P15"><text:tab/>InsWhile.error <text:tab/>= </text:p>
      <text:p text:style-name="P15"><text:tab/><text:tab/>Expresion.tipo = &lt;t:bool&gt; v </text:p>
      <text:p text:style-name="P15"><text:tab/><text:tab/>Instrucción.error</text:p>
      <text:p text:style-name="P15"><text:tab/>Instrucción.tsh <text:tab/>= Expresion.tsh = InsWhile.tsh</text:p>
      <text:p text:style-name="P13"/>
      <text:p text:style-name="P13">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15"><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8"/>
      <text:p text:style-name="P18">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15"/>
      <text:p text:style-name="P14">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14"/>
      <text:p text:style-name="P14"><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3">Tipo</text:span></text:span><text:span text:style-name="Fuente_20_de_20_párrafo_20_predeter."><text:span text:style-name="T4">.tsh , id.lex)</text:span></text:span></text:p>
      <text:p text:style-name="P15"><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15"><text:tab/><text:tab/>sino </text:p>
      <text:p text:style-name="P15"><text:tab/><text:tab/><text:tab/>&lt;t:error&gt;<text:tab/></text:p>
      <text:p text:style-name="P15"><text:bookmark-end text:name="__DdeLink__14738_1844718597"/></text:p>
      <text:p text:style-name="P14">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15"><text:tab/>Mem1.tsh<text:tab/>= Mem0.tsh</text:p>
      <text:p text:style-name="P15"/>
      <text:p text:style-name="P14">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15"><text:tab/>Expresion.tsh = Mem.tsh</text:p>
      <text:p text:style-name="P15"/>
      <text:p text:style-name="P14">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15"><text:tab/><text:tab/><text:tab/>si campo?(Mem1.tipo.campos, id.lex)</text:p>
      <text:p text:style-name="P15"><text:tab/><text:tab/><text:tab/><text:tab/>ref!(Mem1.tipo.campos[id.lex].tipo, Mem0.tsh)</text:p>
      <text:p text:style-name="P15"><text:tab/><text:tab/><text:tab/>sino &lt;t:error&gt;</text:p>
      <text:p text:style-name="P15"><text:tab/><text:tab/>sino &lt;t:error&gt;<text:bookmark-end text:name="__DdeLink__12477_1948327631"/></text:p>
      <text:p text:style-name="P15"/>
      <text:p text:style-name="P14"><text:bookmark-start text:name="__DdeLink__12480_1948327631"/>Expresión → ExpresiónNiv1 OpNiv0 ExpresiónNiv1</text:p>
      <text:p text:style-name="P15"><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oft-page-break/><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15"><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14">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15"><text:tab/>ExpresionNiv1.tsh <text:tab/>= Expresion.tsh</text:p>
      <text:p text:style-name="P15"><text:tab/>Expresion.modo <text:tab/><text:tab/>= ExpresionNiv1.modo</text:p>
      <text:p text:style-name="P15"><text:bookmark-end text:name="__DdeLink__12480_1948327631"/></text:p>
      <text:p text:style-name="P14"><text:bookmark-start text:name="__DdeLink__12483_1948327631"/><text:bookmark-start text:name="__DdeLink__12482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15"><text:tab/><text:tab/>sino </text:p>
      <text:p text:style-name="P15"><text:tab/><text:tab/><text:tab/>case (OpNiv1.op)</text:p>
      <text:p text:style-name="P15"><text:tab/><text:tab/><text:tab/><text:tab/>suma,resta:</text:p>
      <text:p text:style-name="Standard"><text:span text:style-name="Fuente_20_de_20_párrafo_20_predeter."><text:span text:style-name="T4"><text:tab/><text:tab/><text:tab/> <text:s text:c="8"/>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sino </text:span></text:span></text:p>
      <text:p text:style-name="Standard"><text:span text:style-name="Fuente_20_de_20_párrafo_20_predeter."><text:span text:style-name="T4"><text:tab/><text:tab/><text:tab/><text:tab/><text:tab/><text:tab/>&lt;t:error&gt;</text:span></text:span></text:p>
      <text:p text:style-name="P15"><text:tab/><text:tab/><text:tab/><text:tab/>o: <text:s/></text:p>
      <text:p text:style-name="Standard"><text:span text:style-name="Fuente_20_de_20_párrafo_20_predeter."><text:span text:style-name="T4"><text:tab/><text:tab/><text:tab/> <text:s text:c="8"/>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21"><text:bookmark-start text:name="__DdeLink__14757_1844718597"/><text:bookmark-start text:name="__DdeLink__14756_1844718597"/>ExpresiónNiv1 → ExpresiónNiv1 or ExpresiónNiv2<text:bookmark-end text:name="__DdeLink__14757_1844718597"/><text:bookmark-end text:name="__DdeLink__14756_1844718597"/></text:p>
      <text:p text:style-name="Standard"><text:span text:style-name="Fuente_20_de_20_párrafo_20_predeter."><text:span text:style-name="T23"><text:tab/></text:span></text:span><text:span text:style-name="Fuente_20_de_20_párrafo_20_predeter."><text:span text:style-name="T24">ExpresionNiv1</text:span></text:span><text:span text:style-name="Fuente_20_de_20_párrafo_20_predeter."><text:span text:style-name="T26">o</text:span></text:span><text:span text:style-name="Fuente_20_de_20_párrafo_20_predeter."><text:span text:style-name="T24">.tipo =</text:span></text:span></text:p>
      <text:p text:style-name="Standard"><text:span text:style-name="Fuente_20_de_20_párrafo_20_predeter."><text:span text:style-name="T24"><text:tab/><text:tab/>si <text:tab/>(ExpresionNiv1</text:span></text:span><text:span text:style-name="Fuente_20_de_20_párrafo_20_predeter."><text:span text:style-name="T26">1</text:span></text:span><text:span text:style-name="Fuente_20_de_20_párrafo_20_predeter."><text:span text:style-name="T24">.tipo = &lt;t:error&gt; v ExpresionNiv2.tipo = &lt;t:error&gt; v</text:span></text:span></text:p>
      <text:p text:style-name="Standard"><text:span text:style-name="Fuente_20_de_20_párrafo_20_predeter."><text:span text:style-name="T24"><text:tab/><text:tab/> <text:s text:c="3"/><text:tab/>(ExpresionNiv1</text:span></text:span><text:span text:style-name="Fuente_20_de_20_párrafo_20_predeter."><text:span text:style-name="T26">1</text:span></text:span><text:span text:style-name="Fuente_20_de_20_párrafo_20_predeter."><text:span text:style-name="T24">.tipo = &lt;t:character&gt; v ExpresionNiv2.tipo =/= &lt;t:character&gt;) v</text:span></text:span></text:p>
      <text:p text:style-name="Standard"><text:soft-page-break/><text:span text:style-name="Fuente_20_de_20_párrafo_20_predeter."><text:span text:style-name="T24"><text:tab/><text:tab/> <text:s text:c="3"/><text:tab/>(ExpresionNiv1</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2.tipo =/= &lt;t:boolean&gt;) v</text:span></text:span></text:p>
      <text:p text:style-name="Standard"><text:span text:style-name="Fuente_20_de_20_párrafo_20_predeter."><text:span text:style-name="T24"><text:tab/> <text:s text:c="12"/><text:tab/><text:tab/>(ExpresionNiv1</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2.tipo = &lt;t:boolean&gt;))</text:span></text:span></text:p>
      <text:p text:style-name="Standard"><text:span text:style-name="Fuente_20_de_20_párrafo_20_predeter."><text:span text:style-name="T24"><text:tab/><text:tab/><text:tab/><text:tab/>&lt;t:error&gt;</text:span></text:span></text:p>
      <text:p text:style-name="P10"><text:span text:style-name="Fuente_20_de_20_párrafo_20_predeter."><text:span text:style-name="T24">sino<text:tab/>si (ExpresionNiv1</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2.tipo = &lt;t:boolean&gt;)</text:span></text:span></text:p>
      <text:p text:style-name="Standard"><text:span text:style-name="Fuente_20_de_20_párrafo_20_predeter."><text:span text:style-name="T24"><text:tab/><text:tab/><text:tab/><text:tab/>&lt;t:boolean&gt;</text:span></text:span></text:p>
      <text:p text:style-name="Standard"><text:span text:style-name="Fuente_20_de_20_párrafo_20_predeter."><text:span text:style-name="T24"><text:tab/><text:tab/><text:tab/>sino &lt;t:error&gt;</text:span></text:span></text:p>
      <text:p text:style-name="Standard"><text:span text:style-name="Fuente_20_de_20_párrafo_20_predeter."><text:span text:style-name="T24"><text:tab/>ExpresionNiv2.tsh = ExpresionNiv1</text:span></text:span><text:span text:style-name="Fuente_20_de_20_párrafo_20_predeter."><text:span text:style-name="T26">1</text:span></text:span><text:span text:style-name="Fuente_20_de_20_párrafo_20_predeter."><text:span text:style-name="T24">.tsh = ExpresionNiv1</text:span></text:span><text:span text:style-name="Fuente_20_de_20_párrafo_20_predeter."><text:span text:style-name="T26">o</text:span></text:span><text:span text:style-name="Fuente_20_de_20_párrafo_20_predeter."><text:span text:style-name="T24">.tsh</text:span></text:span></text:p>
      <text:p text:style-name="Standard"><text:span text:style-name="Fuente_20_de_20_párrafo_20_predeter."><text:span text:style-name="T24"><text:tab/>ExpresionNiv1.modo = val</text:span></text:span></text:p>
      <text:p text:style-name="Standard"><text:span text:style-name="Fuente_20_de_20_párrafo_20_predeter."><text:span text:style-name="T24"/></text:span></text:p>
      <text:p text:style-name="P14">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15"><text:tab/>ExpresionNiv2.tsh <text:tab/>= ExpresionNiv1.tsh</text:p>
      <text:p text:style-name="P15"><text:tab/>ExpresionNiv1.modo <text:tab/>= ExpresionNiv2.modo</text:p>
      <text:p text:style-name="P15"/>
      <text:p text:style-name="P14">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15"><text:tab/><text:tab/>sino </text:p>
      <text:p text:style-name="P15"><text:tab/><text:tab/><text:tab/>case (OpNiv2.op)</text:p>
      <text:p text:style-name="P15"><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15"><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15"><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Standard"><text:span text:style-name="Fuente_20_de_20_párrafo_20_predeter."><text:span text:style-name="T4"/></text:span></text:p>
      <text:p text:style-name="P21"><text:soft-page-break/>ExpresiónNiv2 → ExpresiónNiv2 and ExpresiónNiv3</text:p>
      <text:p text:style-name="Standard"><text:span text:style-name="Fuente_20_de_20_párrafo_20_predeter."><text:span text:style-name="T23"><text:tab/></text:span></text:span><text:span text:style-name="Fuente_20_de_20_párrafo_20_predeter."><text:span text:style-name="T24">ExpresionNiv2</text:span></text:span><text:span text:style-name="Fuente_20_de_20_párrafo_20_predeter."><text:span text:style-name="T26">o</text:span></text:span><text:span text:style-name="Fuente_20_de_20_párrafo_20_predeter."><text:span text:style-name="T24">.tipo =</text:span></text:span></text:p>
      <text:p text:style-name="Standard"><text:span text:style-name="Fuente_20_de_20_párrafo_20_predeter."><text:span text:style-name="T24"><text:tab/><text:tab/>si <text:tab/>(ExpresionNiv2</text:span></text:span><text:span text:style-name="Fuente_20_de_20_párrafo_20_predeter."><text:span text:style-name="T26">1</text:span></text:span><text:span text:style-name="Fuente_20_de_20_párrafo_20_predeter."><text:span text:style-name="T24">.tipo = &lt;t:error&gt; v ExpresionNiv3.tipo = &lt;t:error&gt; v</text:span></text:span></text:p>
      <text:p text:style-name="Standard"><text:span text:style-name="Fuente_20_de_20_párrafo_20_predeter."><text:span text:style-name="T24"><text:s text:c="20"/><text:tab/><text:tab/>ExpresionNiv2</text:span></text:span><text:span text:style-name="Fuente_20_de_20_párrafo_20_predeter."><text:span text:style-name="T26">1</text:span></text:span><text:span text:style-name="Fuente_20_de_20_párrafo_20_predeter."><text:span text:style-name="T24">.tipo = &lt;t:character&gt; v ExpresionNiv3.tipo = &lt;t:character&gt; v</text:span></text:span></text:p>
      <text:p text:style-name="Standard"><text:span text:style-name="Fuente_20_de_20_párrafo_20_predeter."><text:span text:style-name="T24"><text:tab/><text:tab/> <text:s text:c="2"/><text:tab/>(ExpresionNiv2</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3.tipo =/= &lt;t:boolean&gt; v</text:span></text:span></text:p>
      <text:p text:style-name="Standard"><text:span text:style-name="Fuente_20_de_20_párrafo_20_predeter."><text:span text:style-name="T24"><text:tab/><text:tab/> <text:s text:c="3"/><text:tab/>(ExpresionNiv2</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3.tipo = &lt;t:boolean&gt;))</text:span></text:span></text:p>
      <text:p text:style-name="Standard"><text:span text:style-name="Fuente_20_de_20_párrafo_20_predeter."><text:span text:style-name="T24"><text:tab/><text:tab/> <text:s text:c="9"/><text:tab/><text:tab/>&lt;t:error&gt;</text:span></text:span></text:p>
      <text:p text:style-name="Standard"><text:span text:style-name="Fuente_20_de_20_párrafo_20_predeter."><text:span text:style-name="T24"><text:tab/><text:tab/>sino <text:tab/>si (ExpresionNiv2</text:span></text:span><text:span text:style-name="Fuente_20_de_20_párrafo_20_predeter."><text:span text:style-name="T26">1</text:span></text:span><text:span text:style-name="Fuente_20_de_20_párrafo_20_predeter."><text:span text:style-name="T24">.tipo = &lt;t:boolean&gt; </text:span></text:span><text:span text:style-name="Fuente_20_de_20_párrafo_20_predeter."><text:span text:style-name="T25">٨ </text:span></text:span><text:span text:style-name="Fuente_20_de_20_párrafo_20_predeter."><text:span text:style-name="T24">ExpresionNiv3.tipo = &lt;t:boolean&gt;)</text:span></text:span></text:p>
      <text:p text:style-name="Standard"><text:span text:style-name="Fuente_20_de_20_párrafo_20_predeter."><text:span text:style-name="T24"><text:tab/><text:tab/><text:tab/><text:tab/>&lt;t:boolean&gt;</text:span></text:span></text:p>
      <text:p text:style-name="Standard"><text:span text:style-name="Fuente_20_de_20_párrafo_20_predeter."><text:span text:style-name="T24"><text:tab/><text:tab/><text:tab/>sino <text:tab/>&lt;t:error&gt;</text:span></text:span></text:p>
      <text:p text:style-name="Standard"><text:span text:style-name="Fuente_20_de_20_párrafo_20_predeter."><text:span text:style-name="T24"><text:tab/>ExpresionNiv3.tsh = ExpresionNiv2</text:span></text:span><text:span text:style-name="Fuente_20_de_20_párrafo_20_predeter."><text:span text:style-name="T26">1</text:span></text:span><text:span text:style-name="Fuente_20_de_20_párrafo_20_predeter."><text:span text:style-name="T24">.tsh = ExpresionNiv2</text:span></text:span><text:span text:style-name="Fuente_20_de_20_párrafo_20_predeter."><text:span text:style-name="T26">o</text:span></text:span><text:span text:style-name="Fuente_20_de_20_párrafo_20_predeter."><text:span text:style-name="T24">.tsh</text:span></text:span></text:p>
      <text:p text:style-name="Standard"><text:span text:style-name="Fuente_20_de_20_párrafo_20_predeter."><text:span text:style-name="T24"><text:tab/>ExpresionNiv2.modo = val</text:span></text:span></text:p>
      <text:p text:style-name="P19"/>
      <text:p text:style-name="P14">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15"><text:tab/>ExpresionNiv3.tsh <text:tab/>= ExpresionNiv2.tsh</text:p>
      <text:p text:style-name="P15"><text:tab/>ExpresionNiv2.modo <text:tab/>= ExpresionNiv3.modo</text:p>
      <text:p text:style-name="P15"/>
      <text:p text:style-name="P14">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14">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15"><text:tab/>ExpresionNiv4.tsh <text:s/><text:tab/>= ExpresionNiv3.tsh</text:p>
      <text:p text:style-name="P15"><text:tab/>ExpresionNiv3.modo <text:tab/>= ExpresionNiv4.modo</text:p>
      <text:p text:style-name="P15"><text:bookmark-end text:name="__DdeLink__12483_1948327631"/><text:bookmark-end text:name="__DdeLink__12482_1948327631"/></text:p>
      <text:p text:style-name="P14">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15"><text:tab/><text:tab/>sino </text:p>
      <text:p text:style-name="P15"><text:tab/><text:tab/><text:tab/>case (OpNiv4.op)</text:p>
      <text:p text:style-name="P15"><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15"><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oft-page-break/><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9">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15"><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15"><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15"><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14">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15"><text:tab/>Expresion.tsh <text:tab/><text:tab/>= ExpresionNiv4.tsh</text:p>
      <text:p text:style-name="P15"><text:tab/>ExpresionNiv4.modo <text:tab/>= Expresion.modo</text:p>
      <text:p text:style-name="P15"/>
      <text:p text:style-name="P14">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15"><text:tab/>Expresion.tsh <text:tab/><text:tab/>= ExpresionNiv4.tsh</text:p>
      <text:p text:style-name="P15"><text:tab/>ExpresionNiv4.modo <text:tab/>= Expresion.modo</text:p>
      <text:p text:style-name="P15"/>
      <text:p text:style-name="P14">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Literal.modo</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15"><text:tab/>Mem.tsh <text:tab/><text:tab/><text:tab/>= ExpresionNiv4.tsh</text:p>
      <text:p text:style-name="P6"><text:span text:style-name="T15"><text:tab/></text:span><text:span text:style-name="Fuente_20_de_20_párrafo_20_predeter."><text:span text:style-name="T15">ExpresionNiv4</text:span></text:span><text:span text:style-name="T15">.modo <text:tab/>= var</text:span></text:p>
      <text:p text:style-name="P15"><text:tab/></text:p>
      <text:p text:style-name="P14">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text:span text:style-name="Fuente_20_de_20_párrafo_20_predeter."><text:span text:style-name="T15"><text:tab/>Literal.modo <text:tab/>= var</text:span></text:span></text:p>
      <text:p text:style-name="P14"><text:soft-page-break/>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tab/>Literal.modo <text:tab/>= var</text:span></text:span></text:p>
      <text:p text:style-name="Standard"><text:span text:style-name="Fuente_20_de_20_párrafo_20_predeter."><text:span text:style-name="T11"/></text:span></text:p>
      <text:p text:style-name="P18">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tab/>Literal.modo <text:tab/>= var<text:tab/></text:span></text:span></text:p>
      <text:p text:style-name="Standard"><text:span text:style-name="Fuente_20_de_20_párrafo_20_predeter."><text:span text:style-name="T11"/></text:span></text:p>
      <text:p text:style-name="P18">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tab/>Literal.modo <text:tab/>= var</text:span></text:span></text:p>
      <text:p text:style-name="Standard"><text:span text:style-name="Fuente_20_de_20_párrafo_20_predeter."><text:span text:style-name="T11"/></text:span></text:p>
      <text:p text:style-name="P18">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tab/>Literal.modo <text:tab/>= var</text:span></text:span></text:p>
      <text:p text:style-name="Standard"><text:span text:style-name="Fuente_20_de_20_párrafo_20_predeter."><text:span text:style-name="T11"/></text:span></text:p>
      <text:p text:style-name="P18">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8">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8">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8">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8">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14">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14">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14">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14">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14">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14">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14">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8">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8">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8">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8">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8">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8">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8">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8">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8">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Hector</meta:initial-creator>
    <dc:creator>ruben </dc:creator>
    <meta:creation-date>2010-01-25T12:25:00Z</meta:creation-date>
    <dc:date>2010-05-12T09:26:19</dc:date>
    <meta:editing-cycles>66</meta:editing-cycles>
    <meta:editing-duration>PT36H15M34S</meta:editing-duration>
    <meta:document-statistic meta:table-count="0" meta:image-count="0" meta:object-count="0" meta:page-count="12" meta:paragraph-count="555" meta:word-count="2350" meta:character-count="21312"/>
    <meta:template xlink:type="simple" xlink:actuate="onRequest" xlink:title="" xlink:href="../../../home/hector/Documents/ucm/Cuarto/PLg/compilador/doc/puntosODT/punto4.odt/Normal"/>
  </office:meta>
</office:document-meta>
</file>